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defd" officeooo:paragraph-rsid="0012def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2defd" officeooo:paragraph-rsid="0012def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254</text:p>
      <text:p text:style-name="P2"><text:tab/>This project ensures that employees will have to sign off and acknowledge a list of statements when clocking in. These statements can be maintained in a custom menu item, and the responses are stored. These responses can be viewed in a custom report, and are purged when they are older than a month. This will ensure the company has a record of the employee saying that they were fit for work when clocking 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01:44.014000000</meta:creation-date>
    <dc:date>2018-10-03T14:04:09.095000000</dc:date>
    <meta:editing-duration>PT2M26S</meta:editing-duration>
    <meta:editing-cycles>1</meta:editing-cycles>
    <meta:document-statistic meta:table-count="0" meta:image-count="0" meta:object-count="0" meta:page-count="1" meta:paragraph-count="2" meta:word-count="76" meta:character-count="419" meta:non-whitespace-character-count="344"/>
    <meta:generator>LibreOffice/6.0.4.2$Windows_X86_64 LibreOffice_project/9b0d9b32d5dcda91d2f1a96dc04c645c450872bf</meta:generator>
  </office:meta>
</office:document-meta>
</file>